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text-position="0% 100%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font-style="normal" style:font-style-asian="normal" style:font-style-complex="normal"/>
    </style:style>
    <style:style style:name="P4" style:family="paragraph" style:parent-style-name="Text_20_body">
      <style:text-properties style:text-position="0% 100%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Math: Notes on Lessons 66-69</text:p>
      <text:p text:style-name="Subtitle">David A. Wheeler, 2008-12-29</text:p>
      <text:h text:style-name="Heading_20_1" text:outline-level="1">Lesson 66: Formulas for Systems of Equations / Phase Shifts and Period Changes</text:h>
      <text:p text:style-name="P1">You already know how to solve simultaneous equations for a system of 2 equations with 2 unknowns. <text:s/>If you solve for abstract coefficients, you’ll get a general solution for such a system. <text:s/>So given:</text:p>
      <text:p text:style-name="P1"><draw:frame draw:style-name="fr1" draw:name="Object8" text:anchor-type="as-char" svg:width="1.0138in" svg:height="0.4256in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1">To solve for x, multiply the upper equation by b<text:span text:style-name="T4">2</text:span>, the lower one by -b<text:span text:style-name="T4">1</text:span>, and add them up; the y coefficients will cancel. <text:s/>To solve for y, multiply the upper equation by -a<text:span text:style-name="T4">2</text:span> and the bottom by a<text:span text:style-name="T4">1</text:span>. E.G.:</text:p>
      <text:p text:style-name="P1"><draw:frame draw:style-name="fr1" draw:name="Object11" text:anchor-type="as-char" svg:width="3.6453in" svg:height="0.448in" draw:z-index="5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When you add these up, the “y” terms cancel, and you can solve x = (b<text:span text:style-name="T4">2</text:span>c<text:span text:style-name="T4">1</text:span>-b<text:span text:style-name="T4">1</text:span>c<text:span text:style-name="T4">2</text:span>)/(a<text:span text:style-name="T4">1</text:span>b<text:span text:style-name="T4">2</text:span> -a<text:span text:style-name="T4">2</text:span>b<text:span text:style-name="T4">1</text:span>).</text:p>
      <text:p text:style-name="P1"/>
      <text:p text:style-name="P1">A more general form for many uses of sine and cosine are:</text:p>
      <text:p text:style-name="P1"><draw:frame draw:style-name="fr1" draw:name="Object9" text:anchor-type="as-char" svg:width="1.702in" svg:height="0.3917in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1">where:</text:p>
      <text:p text:style-name="P1"><text:tab/>A: Value of the centerline. <text:s/>The centerline itself is “y=A”</text:p>
      <text:p text:style-name="P1"><text:tab/>B: Amplitude (maximum distance from the centerline)</text:p>
      <text:p text:style-name="P1"><text:tab/>C: 360<text:span text:style-name="T5">°</text:span>/period or 2<text:span text:style-name="T5">π</text:span>/period</text:p>
      <text:p text:style-name="P1"><text:tab/>D: Phase shift</text:p>
      <text:p text:style-name="P1">The “period” is the distance between repeats; this is an angle measure, so it will be measured in degrees, radians, or gradians. <text:s/>In “sin x”, the period is 360<text:span text:style-name="T5">° </text:span>(2<text:span text:style-name="T5">π radians). <text:s/></text:span>Since <text:s/>C=360°/period, then <text:s/>period=360°/C (for any value of C). <text:s/>Thus, given C, you can solve for the period.</text:p>
      <text:p text:style-name="P1">Given some existing equation, you can factor it into this form to find these values. E.G., given:</text:p>
      <text:p text:style-name="P1"><text:tab/>y = 6 sin (3x+90<text:span text:style-name="T5">°) - 4</text:span></text:p>
      <text:p text:style-name="P1">you can factor it into:</text:p>
      <text:p text:style-name="P1"><text:tab/>y = -4 + 6 sin 3(x - -30°)</text:p>
      <text:p text:style-name="P1">So A=-4, B=6, C=3, and D=<text:span text:style-name="T5">-30°. <text:s/>Note that D is negative when the original equation adds.</text:span></text:p>
      <text:p text:style-name="P1"><text:span text:style-name="T5">Since </text:span>period=360°/C and<text:span text:style-name="T5"> C=3, the period for this example is </text:span>360<text:span text:style-name="T5">°</text:span>/C=360<text:span text:style-name="T5">°</text:span>/3=120<text:span text:style-name="T5">°.</text:span></text:p>
      <text:p text:style-name="P1"><text:span text:style-name="T5">You should also be able to write down the general form, given a figure. <text:s/>Be careful about the sign of the phase shift! <text:s/>A positive phase shift increases the value that will be </text:span><text:span text:style-name="T6">subtracted</text:span><text:span text:style-name="T5"> from the input angle. <text:s/>You might find it easier to draw if you draw the normal sine/cosine function, and instead of starting it from 0, start it at the x value of “D”.</text:span></text:p>
      <text:p text:style-name="P1"><text:soft-page-break/></text:p>
      <text:h text:style-name="Heading_20_1" text:outline-level="1">Lesson 67: Antilogarithms</text:h>
      <text:p text:style-name="P1">Given some base b, the <text:span text:style-name="T8">antilogarithm</text:span> of the number c is <text:span text:style-name="T8">b</text:span><text:span text:style-name="T3">c</text:span>. Let’s see why. <text:s/>Given:</text:p>
      <text:p text:style-name="P1"><text:tab/>y = log<text:span text:style-name="T4">b</text:span> x</text:p>
      <text:p text:style-name="P1">then if we exponentiate both sides by base b, we get:</text:p>
      <text:p text:style-name="P1"><draw:frame draw:style-name="fr1" draw:name="Object10" text:anchor-type="as-char" svg:width="0.689in" svg:height="0.4256in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In short, exponentiation is the reverse of the logarithm function. <text:s/>The result of an exponentiation, used this way, is the <text:span text:style-name="T1">antilogarithm</text:span>. <text:s/>Again: given some base b, the <text:span text:style-name="T8">antilogarithm</text:span> of a number c is <text:span text:style-name="T8">b</text:span><text:span text:style-name="T3">c</text:span>. </text:p>
      <text:p text:style-name="P1">NOTE: The antilogarithm is the result of a function that requires <text:span text:style-name="T1">two</text:span> input values: the base, and the number to find the antilogarithm of. <text:s/>This isn’t the first such function you’ve seen; “add” (+) is actually a function that takes two values (traditionally called “left” and “right”) and produces their sum (left+right). <text:s/>It’s okay to have a function with multiple inputs, as long as it produces no more than one output for any set of inputs.</text:p>
      <text:p text:style-name="P1"/>
      <text:h text:style-name="Heading_20_1" text:outline-level="1">Lesson 68: Locus definition of a parabola / Translated parabolas / Applications / Derivation</text:h>
      <text:p text:style-name="P1">A <text:span text:style-name="T1">line</text:span> is the locus (“set”) of all points in a plane that are equidistant from two designated points. <text:s/>Similarly, a <text:span text:style-name="T1">circle</text:span> is the locus of all points in a plane that are equidistant from a designated point (the “center”). <text:s/>But what’s a parabola?</text:p>
      <text:p text:style-name="P1">A <text:span text:style-name="T1">parabola</text:span> is the locus of all points that are equidistant from a given point, called the <text:span text:style-name="T1">focus</text:span>, and a given line, called the <text:span text:style-name="T1">directrix</text:span>. <text:s/>The focus is “inside” the parabola; the directrix is on the other side of the parabola (from the focus) and “parallel” to it.</text:p>
      <text:p text:style-name="P1">Parabolas which have their vertex at the origin (0,0) and open up or down have this form:</text:p>
      <text:p text:style-name="P1"><draw:frame draw:style-name="fr1" draw:name="Object1" text:anchor-type="as-char" svg:width="0.6953in" svg:height="0.3925in" draw:z-index="3"><draw:object xlink:href="./Object 1" xlink:type="simple" xlink:show="embed" xlink:actuate="onLoad"/><draw:image xlink:href="./ObjectReplacements/Object 1" xlink:type="simple" xlink:show="embed" xlink:actuate="onLoad"/></draw:frame>with focus at (0,p) and directrix y=-p.</text:p>
      <text:p text:style-name="P1">So for example, given the parabola <draw:frame draw:style-name="fr1" draw:name="Object3" text:anchor-type="as-char" svg:width="0.6035in" svg:height="0.3925in" draw:z-index="10"><draw:object xlink:href="./Object 3" xlink:type="simple" xlink:show="embed" xlink:actuate="onLoad"/><draw:image xlink:href="./ObjectReplacements/Object 3" xlink:type="simple" xlink:show="embed" xlink:actuate="onLoad"/></draw:frame>you can solve for p:</text:p>
      <text:p text:style-name="P1"><draw:frame draw:style-name="fr1" draw:name="Object2" text:anchor-type="as-char" svg:width="0.5429in" svg:height="0.7772in" draw:z-index="4"><draw:object xlink:href="./Object 2" xlink:type="simple" xlink:show="embed" xlink:actuate="onLoad"/><draw:image xlink:href="./ObjectReplacements/Object 2" xlink:type="simple" xlink:show="embed" xlink:actuate="onLoad"/></draw:frame> Note the “reciprocate both sides” in step 2, which makes this easier.</text:p>
      <text:p text:style-name="P1">In this example, the focus is (0,2), and the directrix is y=-2.</text:p>
      <text:p text:style-name="P1">More generally, if we translate a parabola by h units horizontally and k units vertically (but still pointing up or down, and not at an angle), the equation of a parabola is:</text:p>
      <text:p text:style-name="P1"><text:tab/>y - k = a (x - h)<text:span text:style-name="T2">2</text:span></text:p>
      <text:p text:style-name="P1">A parabola whose vertex is (h,k) and focus (h,k+p) has as its equation:</text:p>
      <text:p text:style-name="P1"><text:soft-page-break/><draw:frame draw:style-name="fr1" draw:name="Object4" text:anchor-type="as-char" svg:width="1.2752in" svg:height="0.3929in" draw:z-index="6"><draw:object xlink:href="./Object 4" xlink:type="simple" xlink:show="embed" xlink:actuate="onLoad"/><draw:image xlink:href="./ObjectReplacements/Object 4" xlink:type="simple" xlink:show="embed" xlink:actuate="onLoad"/></draw:frame>with axis of symmetry x=h</text:p>
      <text:p text:style-name="P1">Parabolas are widely used, for example, with sound or electromagnetic waves (including light). <text:s/>A parabolic reflector (a reflector in the shape of a parabola) will take an emission from the focus’ position and send it out in a straight line “out” from the parabola - useful for flashlights, searchlights, and microwave antenna transmitters. <text:s/>Similarly, it can receive waves and focus (concentrate) them all onto the “focus” - very useful for telescopes and microwave antenna receivers.</text:p>
      <text:p text:style-name="P1">Here’s a 2D representation of a typical flashlight. <text:s/>The flashlight’s reflector is in the shape of a parabola, with the bulb at the focus. <text:s/>By itself, the bulb shines line in all directions, but the reflector (because it’s in the shape of a parabola) redirects all the light it catches to go in the same direction – making the flashlight’s light much stronger in that direction:</text:p>
      <text:p text:style-name="P1"><draw:g text:anchor-type="paragraph" draw:z-index="11" draw:style-name="gr1"><draw:path draw:style-name="gr2" draw:text-style-name="P5" svg:width="0.8598in" svg:height="0.4878in" draw:transform="rotate (-1.5707963267946) translate (0.911805555555555in 0.114583333333333in)" svg:viewBox="0 0 2185 1240" svg:d="m0-10636c526 1624 1441 1683 2185 0"><text:p/></draw:path><draw:ellipse draw:style-name="gr2" draw:text-style-name="P5" svg:width="0.0933in" svg:height="0.1142in" svg:x="0.8189in" svg:y="0.4736in"><text:p/></draw:ellipse></draw:g><draw:line text:anchor-type="paragraph" draw:z-index="12" draw:style-name="gr3" draw:text-style-name="P5" svg:x1="0.8657in" svg:y1="0.5335in" svg:x2="0.761in" svg:y2="0.1819in"><text:p/></draw:line><draw:line text:anchor-type="paragraph" draw:z-index="14" draw:style-name="gr3" draw:text-style-name="P5" svg:x1="0.8657in" svg:y1="0.5339in" svg:x2="0.4811in" svg:y2="0.6713in"><text:p/></draw:line><draw:line text:anchor-type="paragraph" draw:z-index="16" draw:style-name="gr4" draw:text-style-name="P5" svg:x1="0.9118in" svg:y1="0.5217in" svg:x2="1.5047in" svg:y2="0.5209in"><text:p/></draw:line><draw:line text:anchor-type="paragraph" draw:z-index="13" draw:style-name="gr4" draw:text-style-name="P5" svg:x1="0.761in" svg:y1="0.1827in" svg:x2="1.563in" svg:y2="0.1827in"><text:p/></draw:line><draw:line text:anchor-type="paragraph" draw:z-index="15" draw:style-name="gr4" draw:text-style-name="P5" svg:x1="0.4811in" svg:y1="0.6724in" svg:x2="1.5165in" svg:y2="0.6717in"><text:p/></draw:line></text:p>
      <text:h text:style-name="Heading_20_1" text:outline-level="1">Lesson 69: Matrices / Determinants</text:h>
      <text:p text:style-name="P2">A <text:span text:style-name="T1">matrix</text:span><text:span text:style-name="T7"> is a rectangular array of numbers or expressions that stand for numbers. <text:s/>Notationally, they may be surrounded by square brackets. <text:s/>The individual entries are called </text:span><text:span text:style-name="T1">elements</text:span><text:span text:style-name="T7"> of the matrix. <text:s/>Every row must have the same number of elements. <text:s/>The </text:span><text:span text:style-name="T1">dimensions</text:span><text:span text:style-name="T7"> (size) is listed by the number of rows, followed by the number of columns. <text:s/>Two matrices are equal if each element, in the same position, has the same value. <text:s/>Here are two 2x3 matrices, which happen to be equal:</text:span></text:p>
      <text:p text:style-name="P3"><draw:frame draw:style-name="fr1" draw:name="Object5" text:anchor-type="as-char" svg:width="2.0189in" svg:height="0.4362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2">A matrix that has the same number of rows and columns is a <text:span text:style-name="T1">square matrix</text:span><text:span text:style-name="T7">. <text:s/>Every square matrix has a value called a “determinant” (matrices that aren’t square don’t have determinants).</text:span></text:p>
      <text:p text:style-name="P3">Given this 2x2 square matrix:</text:p>
      <text:p text:style-name="P3"><draw:frame draw:style-name="fr1" draw:name="Object6" text:anchor-type="as-char" svg:width="0.5417in" svg:height="0.4382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2">the determinant is ad-cb.</text:p>
      <text:p text:style-name="P2">So, given this square matrix:</text:p>
      <text:p text:style-name="P2"><draw:frame draw:style-name="fr1" draw:name="Object7" text:anchor-type="as-char" svg:width="0.6445in" svg:height="0.4382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2">The determinant is ad-cb = (2)(6) - (-3)(4) = 12 - (-12) = 24.</text:p>
      <text:p text:style-name="P2">We won’t <text:span text:style-name="T1">use</text:span><text:span text:style-name="T7"> determinants until later lessons, so here’s a hint: Matrices are very helpful for solving multiple simultaneous (linear) equations. <text:s/>These solutions are found by dividing various values by the determinant. <text:s/>If the determinant is zero, there is no (single) solution for the matrices, because you’re not allowed to divide by ze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fo:text-align="center" style:justify-single-word="false" style:page-number="auto" fo:background-color="transparent" style:shadow="none">
        <style:background-image/>
      </style:paragraph-properties>
      <style:text-properties fo:font-size="16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Footer"><text:tab/><text:page-number text:select-page="current">1</text:page-number> of <text:page-count>3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initial-creator>David A. Wheeler</meta:initial-creator>
    <meta:creation-date>2007-09-03T22:43:21</meta:creation-date>
    <dc:creator>David Wheeler</dc:creator>
    <dc:date>2008-12-29T12:43:59</dc:date>
    <meta:printed-by>David Wheeler</meta:printed-by>
    <meta:print-date>2008-12-29T12:37:11</meta:print-date>
    <meta:editing-cycles>304</meta:editing-cycles>
    <meta:editing-duration>P1DT12H1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1" meta:page-count="3" meta:paragraph-count="56" meta:word-count="1054" meta:character-count="591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y</math:mi>
        <math:mo math:stretchy="false">=</math:mo>
        <math:mfrac>
          <math:mn>1</math:mn>
          <math:mn>4p</math:mn>
        </math:mfrac>
      </math:mrow>
      <math:msup>
        <math:mi>x</math:mi>
        <math:mn>2</math:mn>
      </math:msup>
    </math:mrow>
    <math:annotation math:encoding="StarMath 5.0">y = { 1 over {4p}} x sup 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p>
            <math:mi>b</math:mi>
            <math:mi>y</math:mi>
          </math:msup>
          <math:mo math:stretchy="false">=</math:mo>
          <math:msup>
            <math:mi>b</math:mi>
            <math:mrow>
              <math:msub>
                <math:mi>log</math:mi>
                <math:mi>b</math:mi>
              </math:msub>
              <math:mi>x</math:mi>
            </math:mrow>
          </math:msup>
        </math:mrow>
      </math:mtr>
      <math:mtr>
        <math:mrow>
          <math:msup>
            <math:mi>b</math:mi>
            <math:mi>y</math:mi>
          </math:msup>
          <math:mo math:stretchy="false">=</math:mo>
          <math:mi>x</math:mi>
        </math:mrow>
      </math:mtr>
    </math:mtable>
    <math:annotation math:encoding="StarMath 5.0">b sup y = b sup {log sub b x} newline
b sup y = x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row>
              <math:mo math:stretchy="false">(</math:mo>
              <math:mrow>
                <math:msub>
                  <math:mi>a</math:mi>
                  <math:mn>1</math:mn>
                </math:msub>
                <math:mrow>
                  <math:mi>x</math:mi>
                  <math:mo math:stretchy="false">+</math:mo>
                  <math:msub>
                    <math:mi>b</math:mi>
                    <math:mn>1</math:mn>
                  </math:msub>
                </math:mrow>
                <math:mrow>
                  <math:mi>y</math:mi>
                  <math:mo math:stretchy="false">=</math:mo>
                  <math:msub>
                    <math:mi>c</math:mi>
                    <math:mn>1</math:mn>
                  </math:msub>
                </math:mrow>
              </math:mrow>
              <math:mo math:stretchy="false">)</math:mo>
            </math:mrow>
            <math:mrow>
              <math:mo math:stretchy="false">(</math:mo>
              <math:msub>
                <math:mi>b</math:mi>
                <math:mn>2</math:mn>
              </math:msub>
              <math:mo math:stretchy="false">)</math:mo>
            </math:mrow>
          </math:mrow>
        </math:mtd>
        <math:mtd>
          <math:mrow>
            <math:mo math:stretchy="false">→</math:mo>
            <math:mtext/>
          </math:mrow>
        </math:mtd>
        <math:mtd>
          <math:mrow>
            <math:msub>
              <math:mi>a</math:mi>
              <math:mn>1</math:mn>
            </math:msub>
            <math:msub>
              <math:mi>b</math:mi>
              <math:mn>2</math:mn>
            </math:msub>
            <math:mrow>
              <math:mi>x</math:mi>
              <math:mo math:stretchy="false">+</math:mo>
              <math:msub>
                <math:mi>b</math:mi>
                <math:mn>1</math:mn>
              </math:msub>
            </math:mrow>
            <math:msub>
              <math:mi>b</math:mi>
              <math:mn>2</math:mn>
            </math:msub>
            <math:mrow>
              <math:mi>y</math:mi>
              <math:mo math:stretchy="false">=</math:mo>
              <math:msub>
                <math:mi>b</math:mi>
                <math:mn>2</math:mn>
              </math:msub>
            </math:mrow>
            <math:msub>
              <math:mi>c</math:mi>
              <math:mn>1</math:mn>
            </math:msub>
          </math:mrow>
        </math:mtd>
      </math:mtr>
      <math:mtr>
        <math:mtd>
          <math:mrow>
            <math:mrow>
              <math:mo math:stretchy="false">(</math:mo>
              <math:mrow>
                <math:msub>
                  <math:mi>a</math:mi>
                  <math:mn>2</math:mn>
                </math:msub>
                <math:mrow>
                  <math:mi>x</math:mi>
                  <math:mo math:stretchy="false">+</math:mo>
                  <math:msub>
                    <math:mi>b</math:mi>
                    <math:mn>2</math:mn>
                  </math:msub>
                </math:mrow>
                <math:mrow>
                  <math:mi>y</math:mi>
                  <math:mo math:stretchy="false">=</math:mo>
                  <math:msub>
                    <math:mi>c</math:mi>
                    <math:mn>2</math:mn>
                  </math:msub>
                </math:mrow>
              </math:mrow>
              <math:mo math:stretchy="false">)</math:mo>
            </math:mrow>
            <math:mrow>
              <math:mo math:stretchy="false">(</math:mo>
              <math:mrow>
                <math:mo math:stretchy="false">−</math:mo>
                <math:msub>
                  <math:mi>b</math:mi>
                  <math:mn>1</math:mn>
                </math:msub>
              </math:mrow>
              <math:mo math:stretchy="false">)</math:mo>
            </math:mrow>
          </math:mrow>
        </math:mtd>
        <math:mtd>
          <math:mrow>
            <math:mo math:stretchy="false">→</math:mo>
            <math:mtext/>
          </math:mrow>
        </math:mtd>
        <math:mtd>
          <math:mrow>
            <math:mrow>
              <math:mo math:stretchy="false">−</math:mo>
              <math:msub>
                <math:mi>a</math:mi>
                <math:mn>2</math:mn>
              </math:msub>
            </math:mrow>
            <math:msub>
              <math:mi>b</math:mi>
              <math:mn>1</math:mn>
            </math:msub>
            <math:mrow>
              <math:mi>x</math:mi>
              <math:mo math:stretchy="false">−</math:mo>
              <math:msub>
                <math:mi>b</math:mi>
                <math:mn>1</math:mn>
              </math:msub>
            </math:mrow>
            <math:msub>
              <math:mi>b</math:mi>
              <math:mn>2</math:mn>
            </math:msub>
            <math:mrow>
              <math:mi>y</math:mi>
              <math:mo math:stretchy="false">=</math:mo>
              <math:mrow>
                <math:mo math:stretchy="false">−</math:mo>
                <math:msub>
                  <math:mi>b</math:mi>
                  <math:mn>1</math:mn>
                </math:msub>
              </math:mrow>
            </math:mrow>
            <math:msub>
              <math:mi>c</math:mi>
              <math:mn>2</math:mn>
            </math:msub>
          </math:mrow>
        </math:mtd>
      </math:mtr>
    </math:mtable>
    <math:annotation math:encoding="StarMath 5.0">matrix { {( a sub 1 x + b sub 1 y = c sub 1 ) (b sub 2) } # rightarrow "" # {a sub 1 b sub 2 x + b sub 1 b sub 2 y = b sub 2 c sub 1 } ##
         { ( a sub 2 x + b sub 2 y = c sub 2 ) (- b sub 1) } # rightarrow "" # { - a sub 2 b sub 1 x - b sub 1 b sub 2 y = - b sub 1 c sub 2 }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frac>
            <math:mn>1</math:mn>
            <math:mn>8</math:mn>
          </math:mfrac>
          <math:mo math:stretchy="false">=</math:mo>
          <math:mfrac>
            <math:mn>1</math:mn>
            <math:mn>4p</math:mn>
          </math:mfrac>
        </math:mrow>
      </math:mtr>
      <math:mtr>
        <math:mrow>
          <math:mn>8</math:mn>
          <math:mo math:stretchy="false">=</math:mo>
          <math:mn>4p</math:mn>
        </math:mrow>
      </math:mtr>
      <math:mtr>
        <math:mrow>
          <math:mn>2</math:mn>
          <math:mo math:stretchy="false">=</math:mo>
          <math:mi>p</math:mi>
        </math:mrow>
      </math:mtr>
    </math:mtable>
    <math:annotation math:encoding="StarMath 5.0">{1 over 8} = 1 over {4p} newline
8 = 4p newline
2 = p 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>y</math:mi>
        <math:mo math:stretchy="false">=</math:mo>
        <math:mfrac>
          <math:mn>1</math:mn>
          <math:mn>8</math:mn>
        </math:mfrac>
      </math:mrow>
      <math:msup>
        <math:mi>x</math:mi>
        <math:mn>2</math:mn>
      </math:msup>
    </math:mrow>
    <math:annotation math:encoding="StarMath 5.0">y = {1 over 8} x sup 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y</math:mi>
          <math:mo math:stretchy="false">−</math:mo>
          <math:mi>k</math:mi>
        </math:mrow>
        <math:mo math:stretchy="false">=</math:mo>
        <math:mfrac>
          <math:mn>1</math:mn>
          <math:mn>4p</math:mn>
        </math:mfrac>
      </math:mrow>
      <math:msup>
        <math:mrow>
          <math:mo math:stretchy="false">(</math:mo>
          <math:mrow>
            <math:mi>x</math:mi>
            <math:mo math:stretchy="false">−</math:mo>
            <math:mi>h</math:mi>
          </math:mrow>
          <math:mo math:stretchy="false">)</math:mo>
        </math:mrow>
        <math:mn>2</math:mn>
      </math:msup>
    </math:mrow>
    <math:annotation math:encoding="StarMath 5.0">y - k = { 1 over {4p}} (x - h) sup 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n>2</math:mn>
            </math:mtd>
            <math:mtd>
              <math:mn>3</math:mn>
            </math:mtd>
            <math:mtd>
              <math:mn>4</math:mn>
            </math:mtd>
          </math:mtr>
          <math:mtr>
            <math:mtd>
              <math:mn>5</math:mn>
            </math:mtd>
            <math:mtd>
              <math:mn>6</math:mn>
            </math:mtd>
            <math:mtd>
              <math:mn>7</math:mn>
            </math:mtd>
          </math:mtr>
        </math:mtable>
      </math:mfenced>
      <math:mi/>
      <math:mfenced math:open="[" math:close="]">
        <math:mtable>
          <math:mtr>
            <math:mtd>
              <math:mn>2</math:mn>
            </math:mtd>
            <math:mtd>
              <math:mn>3</math:mn>
            </math:mtd>
            <math:mtd>
              <math:mn>4</math:mn>
            </math:mtd>
          </math:mtr>
          <math:mtr>
            <math:mtd>
              <math:mn>5</math:mn>
            </math:mtd>
            <math:mtd>
              <math:mn>6</math:mn>
            </math:mtd>
            <math:mtd>
              <math:mrow>
                <math:mn>8</math:mn>
                <math:mo math:stretchy="false">−</math:mo>
                <math:mn>1</math:mn>
              </math:mrow>
            </math:mtd>
          </math:mtr>
        </math:mtable>
      </math:mfenced>
    </math:mrow>
    <math:annotation math:encoding="StarMath 5.0">left [ matrix{2 # 3 # 4 ## 5 # 6 # 7} right ] ~~~~~
left [ matrix{2 # 3 # 4 ## 5 # 6 # 8-1} right ] 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table>
        <math:mtr>
          <math:mtd>
            <math:mi>a</math:mi>
          </math:mtd>
          <math:mtd>
            <math:mi>b</math:mi>
          </math:mtd>
        </math:mtr>
        <math:mtr>
          <math:mtd>
            <math:mi>c</math:mi>
          </math:mtd>
          <math:mtd>
            <math:mi>d</math:mi>
          </math:mtd>
        </math:mtr>
      </math:mtable>
    </math:mfenced>
    <math:annotation math:encoding="StarMath 5.0">left [ matrix{a # b ## c # d} right ]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table>
        <math:mtr>
          <math:mtd>
            <math:mn>2</math:mn>
          </math:mtd>
          <math:mtd>
            <math:mn>4</math:mn>
          </math:mtd>
        </math:mtr>
        <math:mtr>
          <math:mtd>
            <math:mrow>
              <math:mo math:stretchy="false">−</math:mo>
              <math:mn>3</math:mn>
            </math:mrow>
          </math:mtd>
          <math:mtd>
            <math:mn>6</math:mn>
          </math:mtd>
        </math:mtr>
      </math:mtable>
    </math:mfenced>
    <math:annotation math:encoding="StarMath 5.0">left [ matrix{2 # 4 ## -3 # 6} right ]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a</math:mi>
            <math:mn>1</math:mn>
          </math:msub>
          <math:mrow>
            <math:mi>x</math:mi>
            <math:mo math:stretchy="false">+</math:mo>
            <math:msub>
              <math:mi>b</math:mi>
              <math:mn>1</math:mn>
            </math:msub>
          </math:mrow>
          <math:mrow>
            <math:mi>y</math:mi>
            <math:mo math:stretchy="false">=</math:mo>
            <math:msub>
              <math:mi>c</math:mi>
              <math:mn>1</math:mn>
            </math:msub>
          </math:mrow>
        </math:mrow>
      </math:mtr>
      <math:mtr>
        <math:mrow>
          <math:msub>
            <math:mi>a</math:mi>
            <math:mn>2</math:mn>
          </math:msub>
          <math:mrow>
            <math:mi>x</math:mi>
            <math:mo math:stretchy="false">+</math:mo>
            <math:msub>
              <math:mi>b</math:mi>
              <math:mn>2</math:mn>
            </math:msub>
          </math:mrow>
          <math:mrow>
            <math:mi>y</math:mi>
            <math:mo math:stretchy="false">=</math:mo>
            <math:msub>
              <math:mi>c</math:mi>
              <math:mn>2</math:mn>
            </math:msub>
          </math:mrow>
        </math:mrow>
      </math:mtr>
    </math:mtable>
    <math:annotation math:encoding="StarMath 5.0">a sub 1 x + b sub 1 y = c sub 1 newline
a sub 2 x + b sub 2 y = c sub 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y</math:mi>
            <math:mo math:stretchy="false">=</math:mo>
            <math:mrow>
              <math:mi>A</math:mi>
              <math:mo math:stretchy="false">+</math:mo>
              <math:mi>B</math:mi>
            </math:mrow>
          </math:mrow>
          <math:mi>sin</math:mi>
          <math:mrow>
            <math:mo math:stretchy="false">(</math:mo>
            <math:mrow>
              <math:mi>C</math:mi>
              <math:mrow>
                <math:mo math:stretchy="false">(</math:mo>
                <math:mrow>
                  <math:mo math:stretchy="false">θ</math:mo>
                  <math:mo math:stretchy="false">−</math:mo>
                  <math:mi>D</math:mi>
                </math:mrow>
                <math:mo math:stretchy="false">)</math:mo>
              </math:mrow>
            </math:mrow>
            <math:mo math:stretchy="false">)</math:mo>
          </math:mrow>
        </math:mrow>
      </math:mtr>
      <math:mtr>
        <math:mrow>
          <math:mrow>
            <math:mi>y</math:mi>
            <math:mo math:stretchy="false">=</math:mo>
            <math:mrow>
              <math:mi>A</math:mi>
              <math:mo math:stretchy="false">+</math:mo>
              <math:mi>B</math:mi>
            </math:mrow>
          </math:mrow>
          <math:mi>cos</math:mi>
          <math:mrow>
            <math:mo math:stretchy="false">(</math:mo>
            <math:mrow>
              <math:mi>C</math:mi>
              <math:mrow>
                <math:mo math:stretchy="false">(</math:mo>
                <math:mrow>
                  <math:mo math:stretchy="false">θ</math:mo>
                  <math:mo math:stretchy="false">−</math:mo>
                  <math:mi>D</math:mi>
                </math:mrow>
                <math:mo math:stretchy="false">)</math:mo>
              </math:mrow>
            </math:mrow>
            <math:mo math:stretchy="false">)</math:mo>
          </math:mrow>
        </math:mrow>
      </math:mtr>
    </math:mtable>
    <math:annotation math:encoding="StarMath 5.0">y = A + B sin (C(%theta - D)) newline
y = A + B cos (C(%theta - D))</math:annotation>
  </math:semantics>
</math:math>
</file>